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A5)),ISBLANK(AB5)))" style:apply-style-name="cf1" style:base-cell-address="Data_Sheet.AB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Y8)),ISBLANK(Z8)))" style:apply-style-name="cf1" style:base-cell-address="Data_Sheet.Z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9">
            <text:p>Organisation name</text:p>
          </table:table-cell>
          <table:table-cell office:value-type="string" table:number-columns-spanned="1" table:number-rows-spanned="3" table:content-validation-name="val3" table:style-name="ce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9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9">
            <text:p>Admin officers/admin assistants</text:p>
          </table:table-cell>
          <table:covered-table-cell/>
          <table:table-cell office:value-type="string" table:number-columns-spanned="2" table:number-rows-spanned="1" table:style-name="ce9">
            <text:p>Executive Officers</text:p>
          </table:table-cell>
          <table:covered-table-cell/>
          <table:table-cell office:value-type="string" table:number-columns-spanned="2" table:number-rows-spanned="1" table:style-name="ce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9">
            <text:p>Grade 6/7</text:p>
          </table:table-cell>
          <table:covered-table-cell/>
          <table:table-cell office:value-type="string" table:number-columns-spanned="2" table:number-rows-spanned="1" table:style-name="ce9">
            <text:p>Senior Civil Service</text:p>
          </table:table-cell>
          <table:covered-table-cell/>
          <table:table-cell office:value-type="string" table:number-columns-spanned="2" table:number-rows-spanned="1" table:style-name="ce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0">
            <text:p>Interim managers</text:p>
          </table:table-cell>
          <table:covered-table-cell/>
          <table:table-cell office:value-type="string" table:number-columns-spanned="2" table:number-rows-spanned="1" table:style-name="ce10">
            <text:p>Specialist Contractors</text:p>
          </table:table-cell>
          <table:covered-table-cell/>
          <table:table-cell office:value-type="string" table:number-columns-spanned="2" table:number-rows-spanned="1" table:style-name="ce10">
            <text:p>Consultants/consultancy</text:p>
          </table:table-cell>
          <table:covered-table-cell/>
          <table:table-cell office:value-type="string" table:number-columns-spanned="2" table:number-rows-spanned="1" table:style-name="ce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">
            <text:p>Salary</text:p>
          </table:table-cell>
          <table:table-cell office:value-type="string" table:number-columns-spanned="1" table:number-rows-spanned="2" table:style-name="ce9">
            <text:p>Allowances</text:p>
          </table:table-cell>
          <table:table-cell office:value-type="string" table:number-columns-spanned="1" table:number-rows-spanned="2" table:style-name="ce9">
            <text:p>Non-consolidated performance payments</text:p>
          </table:table-cell>
          <table:table-cell office:value-type="string" table:number-columns-spanned="1" table:number-rows-spanned="2" table:style-name="ce9">
            <text:p>Overtime</text:p>
          </table:table-cell>
          <table:table-cell office:value-type="string" table:number-columns-spanned="1" table:number-rows-spanned="2" table:style-name="ce9">
            <text:p>Employer pension contributions</text:p>
          </table:table-cell>
          <table:table-cell office:value-type="string" table:number-columns-spanned="1" table:number-rows-spanned="2" table:style-name="ce9">
            <text:p>Employer national insurance contributions</text:p>
          </table:table-cell>
          <table:table-cell office:value-type="string" table:number-columns-spanned="1" table:number-rows-spanned="2" table:style-name="ce9">
            <text:p>Total paybill for payroll staff</text:p>
          </table:table-cell>
          <table:table-cell office:value-type="string" table:number-columns-spanned="1" table:number-rows-spanned="2" table:style-name="ce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9">
            <text:p>Total cost of consultants/</text:p>
            <text:p>consultancy</text:p>
          </table:table-cell>
          <table:table-cell office:value-type="string" table:number-columns-spanned="1" table:number-rows-spanned="2" table:style-name="ce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3">
            <text:p>Ministerial Department</text:p>
          </table:table-cell>
          <table:table-cell office:value-type="string" table:style-name="ce15">
            <text:p>Home Office</text:p>
          </table:table-cell>
          <table:table-cell office:value-type="float" office:value="8739" table:style-name="ce23">
            <text:p>8,739</text:p>
          </table:table-cell>
          <table:table-cell office:value-type="float" office:value="7805.23" table:style-name="ce27">
            <text:p>7,805</text:p>
          </table:table-cell>
          <table:table-cell office:value-type="float" office:value="12061" table:style-name="ce36">
            <text:p>12,061</text:p>
          </table:table-cell>
          <table:table-cell office:value-type="float" office:value="11277.72" table:style-name="ce39">
            <text:p>11,278</text:p>
          </table:table-cell>
          <table:table-cell office:value-type="float" office:value="6523" table:style-name="ce88">
            <text:p>6,523</text:p>
          </table:table-cell>
          <table:table-cell office:value-type="float" office:value="6278.34" table:style-name="ce91">
            <text:p>6,278</text:p>
          </table:table-cell>
          <table:table-cell office:value-type="float" office:value="2005" table:style-name="ce95">
            <text:p>2,005</text:p>
          </table:table-cell>
          <table:table-cell office:value-type="float" office:value="1959.32" table:style-name="ce98">
            <text:p>1,959</text:p>
          </table:table-cell>
          <table:table-cell office:value-type="float" office:value="217" table:style-name="ce106">
            <text:p>217</text:p>
          </table:table-cell>
          <table:table-cell office:value-type="float" office:value="215.74" table:style-name="ce109">
            <text:p>216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29545" table:content-validation-name="val3" table:style-name="ce61">
            <text:p>29,545</text:p>
          </table:table-cell>
          <table:table-cell office:value-type="float" office:value="27536.35" table:content-validation-name="val3" table:style-name="ce63">
            <text:p>27,536</text:p>
          </table:table-cell>
          <table:table-cell office:value-type="float" office:value="1113" table:style-name="ce62">
            <text:p>1,113</text:p>
          </table:table-cell>
          <table:table-cell office:value-type="float" office:value="956.58" table:style-name="ce67">
            <text:p>957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1113" table:style-name="ce151">
            <text:p>1,113</text:p>
          </table:table-cell>
          <table:table-cell office:value-type="float" office:value="956.58" table:style-name="ce156">
            <text:p>957</text:p>
          </table:table-cell>
          <table:table-cell office:value-type="float" office:value="30658" table:content-validation-name="val3" table:style-name="ce152">
            <text:p>30,658</text:p>
          </table:table-cell>
          <table:table-cell office:value-type="float" office:value="28492.93" table:content-validation-name="val3" table:style-name="ce150">
            <text:p>28,493</text:p>
          </table:table-cell>
          <table:table-cell office:value-type="currency" office:value="67949000" table:content-validation-name="val2" table:style-name="ce7">
            <text:p>£67,949,000.00</text:p>
          </table:table-cell>
          <table:table-cell office:value-type="currency" office:value="9821000" table:content-validation-name="val2" table:style-name="ce7">
            <text:p>£9,821,00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42000" table:content-validation-name="val2" table:style-name="ce7">
            <text:p>£342,000.00</text:p>
          </table:table-cell>
          <table:table-cell office:value-type="currency" office:value="15244000" table:content-validation-name="val2" table:style-name="ce7">
            <text:p>£15,244,000.00</text:p>
          </table:table-cell>
          <table:table-cell office:value-type="currency" office:value="5902000" table:content-validation-name="val2" table:style-name="ce7">
            <text:p>£5,902,000.00</text:p>
          </table:table-cell>
          <table:table-cell office:value-type="currency" office:value="99258000" table:style-name="ce7">
            <text:p>£99,258,000.00</text:p>
          </table:table-cell>
          <table:table-cell office:value-type="currency" office:value="3246000" table:content-validation-name="val2" table:style-name="ce7">
            <text:p>£3,246,000.00</text:p>
          </table:table-cell>
          <table:table-cell office:value-type="currency" office:value="733000" table:content-validation-name="val2" table:style-name="ce7">
            <text:p>£733,000.00</text:p>
          </table:table-cell>
          <table:table-cell office:value-type="currency" office:value="3979000" table:style-name="ce7">
            <text:p>£3,979,000.00</text:p>
          </table:table-cell>
          <table:table-cell office:value-type="currency" office:value="103237000" table:style-name="ce7">
            <text:p>£103,237,000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2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308" table:style-name="ce24">
            <text:p>308</text:p>
          </table:table-cell>
          <table:table-cell office:value-type="float" office:value="271.66000000000003" table:style-name="ce26">
            <text:p>272</text:p>
          </table:table-cell>
          <table:table-cell office:value-type="float" office:value="211" table:style-name="ce35">
            <text:p>211</text:p>
          </table:table-cell>
          <table:table-cell office:value-type="float" office:value="190.35" table:style-name="ce37">
            <text:p>190</text:p>
          </table:table-cell>
          <table:table-cell office:value-type="float" office:value="262" table:style-name="ce87">
            <text:p>262</text:p>
          </table:table-cell>
          <table:table-cell office:value-type="float" office:value="245.56" table:style-name="ce90">
            <text:p>246</text:p>
          </table:table-cell>
          <table:table-cell office:value-type="float" office:value="29" table:style-name="ce94">
            <text:p>29</text:p>
          </table:table-cell>
          <table:table-cell office:value-type="float" office:value="27.3" table:style-name="ce96">
            <text:p>27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08">
            <text:p>6</text:p>
          </table:table-cell>
          <table:table-cell office:value-type="float" office:value="5" table:style-name="ce55">
            <text:p>5</text:p>
          </table:table-cell>
          <table:table-cell office:value-type="float" office:value="0.64" table:style-name="ce58">
            <text:p>1</text:p>
          </table:table-cell>
          <table:table-cell office:value-type="float" office:value="821" table:content-validation-name="val3" table:style-name="ce68">
            <text:p>821</text:p>
          </table:table-cell>
          <table:table-cell office:value-type="float" office:value="741.50999999999988" table:content-validation-name="val3" table:style-name="ce64">
            <text:p>74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4" table:style-name="ce129">
            <text:p>14</text:p>
          </table:table-cell>
          <table:table-cell office:value-type="float" office:value="14" table:style-name="ce132">
            <text:p>14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15" table:style-name="ce149">
            <text:p>15</text:p>
          </table:table-cell>
          <table:table-cell office:value-type="float" office:value="15" table:style-name="ce157">
            <text:p>15</text:p>
          </table:table-cell>
          <table:table-cell office:value-type="float" office:value="836" table:content-validation-name="val3" table:style-name="ce153">
            <text:p>836</text:p>
          </table:table-cell>
          <table:table-cell office:value-type="float" office:value="756.50999999999988" table:content-validation-name="val3" table:style-name="ce154">
            <text:p>757</text:p>
          </table:table-cell>
          <table:table-cell office:value-type="currency" office:value="1654912.7299999974" table:content-validation-name="val1" table:style-name="ce7">
            <text:p>£1,654,912.73</text:p>
          </table:table-cell>
          <table:table-cell office:value-type="currency" office:value="50293" table:content-validation-name="val1" table:style-name="ce7">
            <text:p>£50,293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102274.15000000001" table:content-validation-name="val1" table:style-name="ce7">
            <text:p>£102,274.15</text:p>
          </table:table-cell>
          <table:table-cell office:value-type="currency" office:value="339065.2" table:content-validation-name="val1" table:style-name="ce7">
            <text:p>£339,065.20</text:p>
          </table:table-cell>
          <table:table-cell office:value-type="currency" office:value="117579.69999999995" table:content-validation-name="val1" table:style-name="ce7">
            <text:p>£117,579.70</text:p>
          </table:table-cell>
          <table:table-cell office:value-type="currency" office:value="2264124.7799999975" table:style-name="ce7">
            <text:p>£2,264,124.78</text:p>
          </table:table-cell>
          <table:table-cell office:value-type="currency" office:value="167602" table:content-validation-name="val2" table:style-name="ce7">
            <text:p>£167,602.00</text:p>
          </table:table-cell>
          <table:table-cell office:value-type="currency" office:value="61533" table:content-validation-name="val2" table:style-name="ce7">
            <text:p>£61,533.00</text:p>
          </table:table-cell>
          <table:table-cell office:value-type="currency" office:value="229135" table:style-name="ce7">
            <text:p>£229,135.00</text:p>
          </table:table-cell>
          <table:table-cell office:value-type="currency" office:value="2493259.7799999975" table:style-name="ce7">
            <text:p>£2,493,259.78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1">
            <text:p>Executive Non-Departmental Public Body</text:p>
          </table:table-cell>
          <table:table-cell office:value-type="string" table:style-name="ce14">
            <text:p>Home Office</text:p>
          </table:table-cell>
          <table:table-cell office:value-type="float" office:value="47" table:style-name="ce22">
            <text:p>47</text:p>
          </table:table-cell>
          <table:table-cell office:value-type="float" office:value="45.459400000000002" table:style-name="ce25">
            <text:p>45</text:p>
          </table:table-cell>
          <table:table-cell office:value-type="float" office:value="59" table:style-name="ce34">
            <text:p>59</text:p>
          </table:table-cell>
          <table:table-cell office:value-type="float" office:value="58.340499999999999" table:style-name="ce38">
            <text:p>58</text:p>
          </table:table-cell>
          <table:table-cell office:value-type="float" office:value="631" table:style-name="ce89">
            <text:p>631</text:p>
          </table:table-cell>
          <table:table-cell office:value-type="float" office:value="619.89839999999992" table:style-name="ce92">
            <text:p>620</text:p>
          </table:table-cell>
          <table:table-cell office:value-type="float" office:value="54" table:style-name="ce93">
            <text:p>54</text:p>
          </table:table-cell>
          <table:table-cell office:value-type="float" office:value="53.272999999999996" table:style-name="ce97">
            <text:p>53</text:p>
          </table:table-cell>
          <table:table-cell office:value-type="float" office:value="6" table:style-name="ce107">
            <text:p>6</text:p>
          </table:table-cell>
          <table:table-cell office:value-type="float" office:value="6" table:style-name="ce110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797" table:content-validation-name="val3" table:style-name="ce68">
            <text:p>797</text:p>
          </table:table-cell>
          <table:table-cell office:value-type="float" office:value="782.97129999999993" table:content-validation-name="val3" table:style-name="ce70">
            <text:p>783</text:p>
          </table:table-cell>
          <table:table-cell office:value-type="float" office:value="43" table:style-name="ce69">
            <text:p>43</text:p>
          </table:table-cell>
          <table:table-cell office:value-type="float" office:value="43" table:style-name="ce80">
            <text:p>43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10" table:style-name="ce134">
            <text:p>10</text:p>
          </table:table-cell>
          <table:table-cell office:value-type="float" office:value="10" table:style-name="ce131">
            <text:p>1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53" table:style-name="ce149">
            <text:p>53</text:p>
          </table:table-cell>
          <table:table-cell office:value-type="float" office:value="53" table:style-name="ce163">
            <text:p>53</text:p>
          </table:table-cell>
          <table:table-cell office:value-type="float" office:value="850" table:content-validation-name="val3" table:style-name="ce153">
            <text:p>850</text:p>
          </table:table-cell>
          <table:table-cell office:value-type="float" office:value="835.97129999999993" table:content-validation-name="val3" table:style-name="ce161">
            <text:p>836</text:p>
          </table:table-cell>
          <table:table-cell office:value-type="currency" office:value="2191607.23" table:content-validation-name="val2" table:style-name="ce7">
            <text:p>£2,191,607.23</text:p>
          </table:table-cell>
          <table:table-cell office:value-type="currency" office:value="101239.81999999999" table:content-validation-name="val2" table:style-name="ce7">
            <text:p>£101,239.8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7621" table:content-validation-name="val2" table:style-name="ce7">
            <text:p>£27,621.00</text:p>
          </table:table-cell>
          <table:table-cell office:value-type="currency" office:value="422746.84" table:content-validation-name="val2" table:style-name="ce7">
            <text:p>£422,746.84</text:p>
          </table:table-cell>
          <table:table-cell office:value-type="currency" office:value="182248.34" table:content-validation-name="val2" table:style-name="ce7">
            <text:p>£182,248.34</text:p>
          </table:table-cell>
          <table:table-cell office:value-type="currency" office:value="2925463.2299999995" table:style-name="ce7">
            <text:p>£2,925,463.23</text:p>
          </table:table-cell>
          <table:table-cell office:value-type="currency" office:value="235610" table:content-validation-name="val2" table:style-name="ce7">
            <text:p>£235,61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35610" table:style-name="ce7">
            <text:p>£235,610.00</text:p>
          </table:table-cell>
          <table:table-cell office:value-type="currency" office:value="3161073.2299999995" table:style-name="ce7">
            <text:p>£3,161,073.23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2" table:style-name="ce29">
            <text:p>12</text:p>
          </table:table-cell>
          <table:table-cell office:value-type="float" office:value="10.5" table:style-name="ce32">
            <text:p>11</text:p>
          </table:table-cell>
          <table:table-cell office:value-type="float" office:value="8" table:style-name="ce42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41" table:style-name="ce82">
            <text:p>41</text:p>
          </table:table-cell>
          <table:table-cell office:value-type="float" office:value="39.799999999999997" table:style-name="ce85">
            <text:p>40</text:p>
          </table:table-cell>
          <table:table-cell office:value-type="float" office:value="2" table:style-name="ce101">
            <text:p>2</text:p>
          </table:table-cell>
          <table:table-cell office:value-type="float" office:value="1.8" table:style-name="ce104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0.6" table:style-name="ce11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4" table:content-validation-name="val3" table:style-name="ce68">
            <text:p>64</text:p>
          </table:table-cell>
          <table:table-cell office:value-type="float" office:value="59.699999999999996" table:content-validation-name="val3" table:style-name="ce52">
            <text:p>6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64" table:content-validation-name="val3" table:style-name="ce153">
            <text:p>64</text:p>
          </table:table-cell>
          <table:table-cell office:value-type="float" office:value="59.699999999999996" table:content-validation-name="val3" table:style-name="ce159">
            <text:p>60</text:p>
          </table:table-cell>
          <table:table-cell office:value-type="currency" office:value="176131" table:content-validation-name="val2" table:style-name="ce7">
            <text:p>£176,131.00</text:p>
          </table:table-cell>
          <table:table-cell office:value-type="currency" office:value="175" table:content-validation-name="val2" table:style-name="ce7">
            <text:p>£175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3480" table:content-validation-name="val2" table:style-name="ce7">
            <text:p>£33,480.00</text:p>
          </table:table-cell>
          <table:table-cell office:value-type="currency" office:value="15269" table:content-validation-name="val2" table:style-name="ce7">
            <text:p>£15,269.00</text:p>
          </table:table-cell>
          <table:table-cell office:value-type="currency" office:value="225055" table:style-name="ce7">
            <text:p>£225,055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25055" table:style-name="ce7">
            <text:p>£225,055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41" table:style-name="ce28">
            <text:p>41</text:p>
          </table:table-cell>
          <table:table-cell office:value-type="float" office:value="40.24" table:style-name="ce31">
            <text:p>40</text:p>
          </table:table-cell>
          <table:table-cell office:value-type="float" office:value="62" table:style-name="ce41">
            <text:p>62</text:p>
          </table:table-cell>
          <table:table-cell office:value-type="float" office:value="62" table:style-name="ce43">
            <text:p>62</text:p>
          </table:table-cell>
          <table:table-cell office:value-type="float" office:value="46" table:style-name="ce81">
            <text:p>46</text:p>
          </table:table-cell>
          <table:table-cell office:value-type="float" office:value="45.2" table:style-name="ce84">
            <text:p>45</text:p>
          </table:table-cell>
          <table:table-cell office:value-type="float" office:value="19" table:style-name="ce100">
            <text:p>19</text:p>
          </table:table-cell>
          <table:table-cell office:value-type="float" office:value="19" table:style-name="ce102">
            <text:p>19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.27" table:style-name="ce49">
            <text:p>1</text:p>
          </table:table-cell>
          <table:table-cell office:value-type="float" office:value="178" table:content-validation-name="val3" table:style-name="ce68">
            <text:p>178</text:p>
          </table:table-cell>
          <table:table-cell office:value-type="float" office:value="171.71" table:content-validation-name="val3" table:style-name="ce53">
            <text:p>172</text:p>
          </table:table-cell>
          <table:table-cell office:value-type="float" office:value="8" table:style-name="ce72">
            <text:p>8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9">
            <text:p>8</text:p>
          </table:table-cell>
          <table:table-cell office:value-type="float" office:value="8" table:style-name="ce124">
            <text:p>8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0" table:style-name="ce141">
            <text:p>10</text:p>
          </table:table-cell>
          <table:table-cell office:value-type="float" office:value="7.68" table:style-name="ce144">
            <text:p>8</text:p>
          </table:table-cell>
          <table:table-cell office:value-type="float" office:value="26" table:style-name="ce149">
            <text:p>26</text:p>
          </table:table-cell>
          <table:table-cell office:value-type="float" office:value="23.68" table:style-name="ce158">
            <text:p>24</text:p>
          </table:table-cell>
          <table:table-cell office:value-type="float" office:value="204" table:content-validation-name="val3" table:style-name="ce153">
            <text:p>204</text:p>
          </table:table-cell>
          <table:table-cell office:value-type="float" office:value="195.39000000000001" table:content-validation-name="val3" table:style-name="ce160">
            <text:p>195</text:p>
          </table:table-cell>
          <table:table-cell office:value-type="currency" office:value="477086.07" table:content-validation-name="val1" table:style-name="ce7">
            <text:p>£477,086.07</text:p>
          </table:table-cell>
          <table:table-cell office:value-type="currency" office:value="52113.45" table:content-validation-name="val1" table:style-name="ce7">
            <text:p>£52,113.45</text:p>
          </table:table-cell>
          <table:table-cell office:value-type="currency" office:value="600" table:content-validation-name="val2" table:style-name="ce7">
            <text:p>£600.00</text:p>
          </table:table-cell>
          <table:table-cell office:value-type="currency" office:value="703.15" table:content-validation-name="val1" table:style-name="ce7">
            <text:p>£703.15</text:p>
          </table:table-cell>
          <table:table-cell office:value-type="currency" office:value="19722.34" table:content-validation-name="val1" table:style-name="ce7">
            <text:p>£19,722.34</text:p>
          </table:table-cell>
          <table:table-cell office:value-type="currency" office:value="45325.19" table:content-validation-name="val1" table:style-name="ce7">
            <text:p>£45,325.19</text:p>
          </table:table-cell>
          <table:table-cell office:value-type="currency" office:value="595550.19999999995" table:style-name="ce7">
            <text:p>£595,550.20</text:p>
          </table:table-cell>
          <table:table-cell office:value-type="currency" office:value="116721.16" table:content-validation-name="val1" table:style-name="ce7">
            <text:p>£116,721.16</text:p>
          </table:table-cell>
          <table:table-cell office:value-type="currency" office:value="72000" table:content-validation-name="val2" table:style-name="ce7">
            <text:p>£72,000.00</text:p>
          </table:table-cell>
          <table:table-cell office:value-type="currency" office:value="188721.16" table:style-name="ce7">
            <text:p>£188,721.16</text:p>
          </table:table-cell>
          <table:table-cell office:value-type="currency" office:value="784271.35999999999" table:style-name="ce7">
            <text:p>£784,271.36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15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0500000000000007" table:style-name="ce44">
            <text:p>8</text:p>
          </table:table-cell>
          <table:table-cell office:value-type="float" office:value="51" table:style-name="ce83">
            <text:p>51</text:p>
          </table:table-cell>
          <table:table-cell office:value-type="float" office:value="50.61" table:style-name="ce86">
            <text:p>51</text:p>
          </table:table-cell>
          <table:table-cell office:value-type="float" office:value="2" table:style-name="ce99">
            <text:p>2</text:p>
          </table:table-cell>
          <table:table-cell office:value-type="float" office:value="1.59" table:style-name="ce10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9" table:content-validation-name="val3" table:style-name="ce54">
            <text:p>69</text:p>
          </table:table-cell>
          <table:table-cell office:value-type="float" office:value="67.25" table:content-validation-name="val3" table:style-name="ce54">
            <text:p>67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9" table:content-validation-name="val3" table:style-name="ce162">
            <text:p>69</text:p>
          </table:table-cell>
          <table:table-cell office:value-type="float" office:value="67.25" table:content-validation-name="val3" table:style-name="ce162">
            <text:p>67</text:p>
          </table:table-cell>
          <table:table-cell office:value-type="currency" office:value="175166.61" table:content-validation-name="val2" table:style-name="ce7">
            <text:p>£175,166.61</text:p>
          </table:table-cell>
          <table:table-cell office:value-type="currency" office:value="7688.33" table:content-validation-name="val2" table:style-name="ce7">
            <text:p>£7,688.33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4836.949999999997" table:content-validation-name="val2" table:style-name="ce7">
            <text:p>£34,836.95</text:p>
          </table:table-cell>
          <table:table-cell office:value-type="currency" office:value="14936.46" table:content-validation-name="val2" table:style-name="ce7">
            <text:p>£14,936.46</text:p>
          </table:table-cell>
          <table:table-cell office:value-type="currency" office:value="232628.34999999995" table:style-name="ce7">
            <text:p>£232,628.35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32628.34999999995" table:style-name="ce7">
            <text:p>£232,628.35</text:p>
          </table:table-cell>
          <table:table-cell table:content-validation-name="val3" table:style-name="ce8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Steven Hughes</dc:creator>
    <meta:creation-date>2012-07-18T14:50:11Z</meta:creation-date>
    <dc:date>2015-09-21T12:52:43Z</dc:date>
  </office:meta>
</office:document-meta>
</file>